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JIT ( Just In Time Compilation ) </text:p>
      <text:p text:style-name="Standard"><text:tab/>= tranlate bytecode to machine code in runtime ( during execute a progra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1T15:08:56</meta:creation-date>
    <dc:date>2014-02-11T15:12:12</dc:date>
    <dc:creator>Jasper Li</dc:creator>
    <meta:editing-duration>P0D</meta:editing-duration>
    <meta:editing-cycles>1</meta:editing-cycles>
    <meta:document-statistic meta:table-count="0" meta:image-count="0" meta:object-count="0" meta:page-count="1" meta:paragraph-count="2" meta:word-count="21" meta:character-count="111" meta:non-whitespace-character-count="90"/>
    <meta:generator>LibreOffice/3.5$Linux_X86_64 LibreOffice_project/350m1$Build-2</meta:generator>
  </office:meta>
</office:document-meta>
</file>